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3.46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28.01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8.8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22.5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alk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</text:p>
          </table:table-cell>
          <table:table-cell office:value-type="float" office:value="0.000000000425307" calcext:value-type="float">
            <text:p>4.25307E-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mp</text:p>
          </table:table-cell>
          <table:table-cell office:value-type="float" office:value="0.0260009" calcext:value-type="float">
            <text:p>0.02600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1" calcext:value-type="float">
            <text:p>2.51121E-05</text:p>
          </table:table-cell>
          <table:table-cell/>
          <table:table-cell table:formula="of:=([.H17]-[.F17])*1000000000" office:value-type="float" office:value="11.5999999999983" calcext:value-type="float">
            <text:p>11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float" office:value="0.0345809" calcext:value-type="float">
            <text:p>0.034580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9" calcext:value-type="float">
            <text:p>2.51119E-05</text:p>
          </table:table-cell>
          <table:table-cell/>
          <table:table-cell table:formula="of:=([.H18]-[.F18])*1000000000" office:value-type="float" office:value="11.3999999999979" calcext:value-type="float">
            <text:p>11.4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p</text:p>
          </table:table-cell>
          <table:table-cell office:value-type="float" office:value="0.0459923" calcext:value-type="float">
            <text:p>0.045992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7" calcext:value-type="float">
            <text:p>2.51117E-05</text:p>
          </table:table-cell>
          <table:table-cell/>
          <table:table-cell table:formula="of:=([.H19]-[.F19])*1000000000" office:value-type="float" office:value="11.1999999999975" calcext:value-type="float">
            <text:p>11.2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mp</text:p>
          </table:table-cell>
          <table:table-cell office:value-type="float" office:value="0.0611695" calcext:value-type="float">
            <text:p>0.06116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5" calcext:value-type="float">
            <text:p>2.51115E-05</text:p>
          </table:table-cell>
          <table:table-cell/>
          <table:table-cell table:formula="of:=([.H20]-[.F20])*1000000000" office:value-type="float" office:value="10.9999999999936" calcext:value-type="float">
            <text:p>1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mp</text:p>
          </table:table-cell>
          <table:table-cell office:value-type="float" office:value="0.0813551" calcext:value-type="float">
            <text:p>0.081355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4" calcext:value-type="float">
            <text:p>2.51114E-05</text:p>
          </table:table-cell>
          <table:table-cell/>
          <table:table-cell table:formula="of:=([.H21]-[.F21])*1000000000" office:value-type="float" office:value="10.9000000000002" calcext:value-type="float">
            <text:p>10.9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mp</text:p>
          </table:table-cell>
          <table:table-cell office:value-type="float" office:value="0.108202" calcext:value-type="float">
            <text:p>0.108202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3" calcext:value-type="float">
            <text:p>2.51113E-05</text:p>
          </table:table-cell>
          <table:table-cell/>
          <table:table-cell table:formula="of:=([.H22]-[.F22])*1000000000" office:value-type="float" office:value="10.7999999999966" calcext:value-type="float">
            <text:p>10.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mp</text:p>
          </table:table-cell>
          <table:table-cell office:value-type="float" office:value="0.143908" calcext:value-type="float">
            <text:p>0.14390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2" calcext:value-type="float">
            <text:p>2.51112E-05</text:p>
          </table:table-cell>
          <table:table-cell/>
          <table:table-cell table:formula="of:=([.H23]-[.F23])*1000000000" office:value-type="float" office:value="10.6999999999964" calcext:value-type="float">
            <text:p>10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mp</text:p>
          </table:table-cell>
          <table:table-cell office:value-type="float" office:value="0.191398" calcext:value-type="float">
            <text:p>0.19139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4]-[.F24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mp</text:p>
          </table:table-cell>
          <table:table-cell office:value-type="float" office:value="0.254559" calcext:value-type="float">
            <text:p>0.254559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5]-[.F25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mp</text:p>
          </table:table-cell>
          <table:table-cell office:value-type="float" office:value="0.338563" calcext:value-type="float">
            <text:p>0.33856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6]-[.F26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mp</text:p>
          </table:table-cell>
          <table:table-cell office:value-type="float" office:value="0.450288" calcext:value-type="float">
            <text:p>0.450288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1" calcext:value-type="float">
            <text:p>2.51111E-05</text:p>
          </table:table-cell>
          <table:table-cell/>
          <table:table-cell table:formula="of:=([.H27]-[.F27])*1000000000" office:value-type="float" office:value="10.5999999999961" calcext:value-type="float">
            <text:p>10.6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mp</text:p>
          </table:table-cell>
          <table:table-cell office:value-type="float" office:value="0.598883" calcext:value-type="float">
            <text:p>0.598883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2" calcext:value-type="float">
            <text:p>2.51112E-05</text:p>
          </table:table-cell>
          <table:table-cell/>
          <table:table-cell table:formula="of:=([.H28]-[.F28])*1000000000" office:value-type="float" office:value="10.6999999999964" calcext:value-type="float">
            <text:p>10.7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mp</text:p>
          </table:table-cell>
          <table:table-cell office:value-type="float" office:value="0.796514" calcext:value-type="float">
            <text:p>0.796514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3" calcext:value-type="float">
            <text:p>2.51113E-05</text:p>
          </table:table-cell>
          <table:table-cell/>
          <table:table-cell table:formula="of:=([.H29]-[.F29])*1000000000" office:value-type="float" office:value="10.7999999999966" calcext:value-type="float">
            <text:p>10.8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mp</text:p>
          </table:table-cell>
          <table:table-cell office:value-type="float" office:value="1.05936" calcext:value-type="float">
            <text:p>1.05936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6" calcext:value-type="float">
            <text:p>2.51116E-05</text:p>
          </table:table-cell>
          <table:table-cell/>
          <table:table-cell table:formula="of:=([.H30]-[.F30])*1000000000" office:value-type="float" office:value="11.1000000000006" calcext:value-type="float">
            <text:p>11.1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mp</text:p>
          </table:table-cell>
          <table:table-cell office:value-type="float" office:value="1.40895" calcext:value-type="float">
            <text:p>1.40895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18" calcext:value-type="float">
            <text:p>2.51118E-05</text:p>
          </table:table-cell>
          <table:table-cell/>
          <table:table-cell table:formula="of:=([.H31]-[.F31])*1000000000" office:value-type="float" office:value="11.2999999999977" calcext:value-type="float">
            <text:p>11.3</text:p>
          </table:table-cell>
        </table:table-row>
        <table:table-row table:style-name="ro1">
          <table:table-cell office:value-type="string" calcext:value-type="string">
            <text:p>channe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p</text:p>
          </table:table-cell>
          <table:table-cell office:value-type="float" office:value="1.87391" calcext:value-type="float">
            <text:p>1.87391</text:p>
          </table:table-cell>
          <table:table-cell office:value-type="string" calcext:value-type="string">
            <text:p>start</text:p>
          </table:table-cell>
          <table:table-cell office:value-type="float" office:value="0.0000251005" calcext:value-type="float">
            <text:p>2.51005E-05</text:p>
          </table:table-cell>
          <table:table-cell office:value-type="string" calcext:value-type="string">
            <text:p>out</text:p>
          </table:table-cell>
          <table:table-cell office:value-type="float" office:value="0.000025112" calcext:value-type="float">
            <text:p>0.000025112</text:p>
          </table:table-cell>
          <table:table-cell/>
          <table:table-cell table:formula="of:=([.H32]-[.F32])*1000000000" office:value-type="float" office:value="11.4999999999981" calcext:value-type="float">
            <text:p>11.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 table:formula="of:=MAX([.J17:.J32])-MIN([.J17:.J32])" office:value-type="float" office:value="1.00000000000219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walk_results.A17:walk_results.H32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09T14:08:21.839593836</dc:date>
    <meta:editing-duration>PT2M32S</meta:editing-duration>
    <meta:editing-cycles>1</meta:editing-cycles>
    <meta:document-statistic meta:table-count="1" meta:cell-count="273" meta:object-count="0"/>
    <meta:generator>LibreOffice/5.0.6.2$Linux_X86_64 LibreOffice_project/00$Build-2</meta:generator>
  </office:meta>
</office:document-meta>
</file>